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normal" fo:background-color="#fff200" style:font-weight-asian="normal" style:font-weight-complex="normal"/>
    </style:style>
    <style:style style:name="P3" style:family="paragraph" style:parent-style-name="Standard">
      <style:paragraph-properties fo:text-align="justify" style:justify-single-word="false"/>
      <style:text-properties fo:font-weight="normal" fo:background-color="transparent" style:font-weight-asian="normal" style:font-weight-complex="normal"/>
    </style:style>
    <style:style style:name="P4" style:family="paragraph" style:parent-style-name="Standard">
      <style:paragraph-properties fo:text-align="justify" style:justify-single-word="false"/>
      <style:text-properties fo:font-weight="normal" fo:background-color="#ff4500" style:font-weight-asian="normal" style:font-weight-complex="normal"/>
    </style:style>
    <style:style style:name="T1" style:family="text">
      <style:text-properties fo:background-color="#ffff00" loext:char-shading-value="0"/>
    </style:style>
    <style:style style:name="T2" style:family="text">
      <style:text-properties fo:background-color="#ff00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a estrategia de dos partes para utilizar la selección genómica para desarrollar líneas endogámicas</text:p>
      <text:p text:style-name="P1"/>
      <text:p text:style-name="P2">Los programas de fitomejoramiento que producen líneas endogámicas tienen dos objetivos simultáneos: (i) identificar nuevas líneas endogámicas (ya sea para variedades o progenitores de híbridos) e (ii) identificar progenitores para ciclos de reproducción posteriores. Creemos que la estrategia más eficaz para utilizar la selección genómica en estos programas de fitomejoramiento abordaría cada objetivo por separado. Esta estrategia de dos partes reorganizaría los programas de reproducción tradicionales en dos componentes distintos: un componente de desarrollo de productos, para desarrollar y detectar líneas endogámicas, y un componente de mejora de la población, para aumentar la frecuencia de alelos favorables a través de una selección genómica recurrente rápida.</text:p>
      <text:p text:style-name="P3"/>
      <text:p text:style-name="P4">La selección genómica utiliza estimaciones del valor genético de un conjunto de marcadores moleculares de todo el genoma para realizar selecciones (Meuwissen et al., 2001; Bernardo y Yu, 2007). El proceso implica entrenar un modelo estadístico para las asociaciones entre marcadores moleculares y rasgos de interés utilizando un conjunto de individuos genotipados y fenotipados que idealmente están estrechamente relacionados con los candidatos de selección (Clark et al., 2012; Hickey et al., 2014). Luego, el modelo entrenado se usa para estimar el valor genético de los candidatos de selección usando solo su información genotípica. A continuación, los candidatos seleccionados se seleccionan sobre la base de sus valores genéticos estimados.</text:p>
      <text:p text:style-name="P4"/>
      <text:p text:style-name="P3">Los valores genéticos estimados se pueden utilizar en lugar del fenotipo para reestructurar drásticamente los programas de mejoramiento existentes. <text:span text:style-name="T1">La mayoría de los programas de mejoramiento que producen líneas puras utilizan el cruzamiento para desarrollar nuevo germoplasma y luego se autofecundan para derivar nuevas líneas puras (Bernardo, 2014). Alternativamente, la tecnología de doble haploide se puede utilizar para derivar rápidamente líneas endogámicas (Forster et al., 2007). Estas líneas endogámicas recién derivadas se fenotipan luego durante uno o más ciclos antes de la selección final para cumplir con uno o ambos de los objetivos previamente establecidos de desarrollo de productos y mejora del germoplasma. Dentro de este marco, la selección genómica puede usarse para identificar líneas prometedoras antes, reduciendo así el tiempo de ciclo y aumentando la ganancia genética por año (Heffner et al., 2009).</text:span> El uso de líneas endogámicas como padres es posiblemente solo un subproducto de la necesidad de identificar fenotípicamente a los nuevos padres. <text:span text:style-name="T1">Con el advenimiento de la selección genómica, el uso de líneas endogámicas como progenitores podría eliminarse por completo (Heffner et al., 2009). Se han descrito estrategias que incorporan esta idea tanto para cultivos fáciles de cruzar (Bernardo y Yu, 2007; Bernardo, 2009) como para aquellos que son difíciles de cruzar por autopolinización (Bernardo, 2010). </text:span><text:span text:style-name="T2">La estrategia de dos partes que proponemos es una extensión de estas estrategias y tiene como objetivo maximizar el potencial de la selección genómica en todo un programa de mejoramiento.</text:span></text:p>
      <text:p text:style-name="P3"><text:span text:style-name="T1"/></text:p>
      <text:p text:style-name="P3"><text:span text:style-name="T1">El componente de mejora de la población de la estrategia de dos partes utiliza la selección genómica para realizar una selección recurrente rápida. El objetivo es minimizar el tiempo del ciclo de reproducción para maximizar la ganancia genética por año. Cada ciclo de mejora de la población comienza con un gran número de plantas genéticamente distintas. Estas plantas se genotipifican, se aplica la selección genómica y se cruzan los mejores individuos para producir una nueva generación. A continuación se repite el ciclo. Por tanto, la mejora de la población en la estrategia de dos partes es simplemente un esquema de selección genómica recurrente. Una porción de la semilla producida en algunos o todos los ciclos se pasa al componente de desarrollo del producto para asegurar un suministro constante de germoplasma mejorado.</text:span></text:p>
      <text:p text:style-name="P3"><text:span text:style-name="T1"/></text:p>
      <text:p text:style-name="P3"><text:soft-page-break/><text:span text:style-name="T1">El componente de desarrollo de productos de la estrategia de dos partes se centra únicamente en el desarrollo de líneas endogámicas para su liberación como variedades endogámicas o progenitores híbridos. La estructura de este componente se asemeja a los programas de mejoramiento existentes y, por lo tanto, puede diseñarse de manera flexible de acuerdo con los diseños de programas de mejoramiento existentes o nuevos. Esta flexibilidad en el diseño del componente de desarrollo de productos también permite diferentes implementaciones de la selección genómica. La diferencia clave entre el componente de desarrollo de productos de la estrategia de dos partes y los programas de mejoramiento existentes es que las líneas de sombreros no se eligen para los ciclos posteriores de mejoramiento, ya que esto lo maneja el componente de mejora de la población. Además, el componente de desarrollo del producto debe incluir el genotipado de algunas plantas fenotipadas. Esto es necesario para actualizar la población de entrenamiento de selección genómica utilizada en el componente de mejora de la población y también permite la aplicación de la selección genómica en el componente de desarrollo de productos. Al permitir la construcción y actualización del conjunto de capacitación, el componente de desarrollo de productos de la estrategia de dos partes guía el componente de mejora de la población.</text:span></text:p>
      <text:p text:style-name="P3"><text:span text:style-name="T1"/></text:p>
      <text:p text:style-name="P3">Determinar la rentabilidad de la estrategia de dos partes requiere medir el desempeño del programa de mejoramiento durante un período de tiempo prolongado. Idealmente, tal comparación utilizaría programas de mejoramiento reales, pero la gran inversión necesaria para ello es inhibitoria. En su lugar,<text:span text:style-name="T1"> utilizamos la simulación estocástica para proporcionar una demostración inicial del potencial de la estrategia de dos partes.</text:span></text:p>
      <text:p text:style-name="P3"><text:span text:style-name="T1"/></text:p>
      <text:p text:style-name="P3"><text:span text:style-name="T1"/></text:p>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03T04:14:12.558345367</meta:creation-date>
    <dc:date>2022-01-03T04:42:56.728627959</dc:date>
    <meta:editing-duration>PT8M1S</meta:editing-duration>
    <meta:editing-cycles>3</meta:editing-cycles>
    <meta:generator>LibreOffice/6.0.7.3$Linux_X86_64 LibreOffice_project/00m0$Build-3</meta:generator>
    <meta:document-statistic meta:table-count="0" meta:image-count="0" meta:object-count="0" meta:page-count="2" meta:paragraph-count="7" meta:word-count="872" meta:character-count="5889" meta:non-whitespace-character-count="5024"/>
  </office:meta>
</office:document-meta>
</file>